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3388"/>
    </style:style>
    <style:style style:name="T1" style:family="text">
      <style:text-properties officeooo:rsid="000e33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va -jar build/ntccproj.jar <text:s text:c="2"/><text:span text:style-name="T1">(for opening)</text:span></text:p>
      <text:p text:style-name="Standard"/>
      <text:p text:style-name="Standard">jar <text:span text:style-name="T1">uf</text:span> build/ntccproj.jar myManifest -C package/ <text:s/>. <text:s text:c="2"/><text:span text:style-name="T1">(for updation)</text:span></text:p>
      <text:p text:style-name="Standard"/>
      <text:p text:style-name="P1">jar cfm build/ntccproj.jar myManifest -C package/ <text:s/>. 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2T09:18:26.509943189</meta:creation-date>
    <dc:date>2020-05-10T15:53:39.526295418</dc:date>
    <meta:editing-duration>PT13M2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3" meta:word-count="21" meta:character-count="166" meta:non-whitespace-character-count="140"/>
  </office:meta>
</office:document-meta>
</file>